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8.74mm" svg:y="1mm">
            <loext:p draw:notify-on-update-of-ranges="Sheet1.A1:Sheet1.A5 Sheet1.C1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67" calcext:value-type="float">
            <text:p>8867</text:p>
          </table:table-cell>
          <table:table-cell table:formula="of:=8867/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33" calcext:value-type="float">
            <text:p>3033</text:p>
          </table:table-cell>
          <table:table-cell table:formula="of:=8867/[.B2]" office:value-type="float" office:value="2.92350807781075" calcext:value-type="float">
            <text:p>2,92350807781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44" calcext:value-type="float">
            <text:p>2044</text:p>
          </table:table-cell>
          <table:table-cell table:formula="of:=8867/[.B3]" office:value-type="float" office:value="4.3380626223092" calcext:value-type="float">
            <text:p>4,33806262230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0" calcext:value-type="float">
            <text:p>1680</text:p>
          </table:table-cell>
          <table:table-cell table:formula="of:=8867/[.B4]" office:value-type="float" office:value="5.27797619047619" calcext:value-type="float">
            <text:p>5,27797619047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3" calcext:value-type="float">
            <text:p>1153</text:p>
          </table:table-cell>
          <table:table-cell table:formula="of:=8867/[.B5]" office:value-type="float" office:value="7.69037294015612" calcext:value-type="float">
            <text:p>7,69037294015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3:16:57.057088717</meta:creation-date>
    <dc:date>2017-02-10T00:10:19.157970778</dc:date>
    <meta:editing-duration>PT43S</meta:editing-duration>
    <meta:editing-cycles>1</meta:editing-cycles>
    <meta:document-statistic meta:table-count="1" meta:cell-count="15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2cm" svg:y="0.316cm" chart:style-name="ch2">
          <text:p>Relative Speedup</text:p>
        </chart:title>
        <chart:plot-area chart:style-name="ch3" table:cell-range-address="Sheet1.A1:Sheet1.A5 Sheet1.C1:Sheet1.C5" chart:data-source-has-labels="column" svg:x="0.32cm" svg:y="1.271cm" svg:width="15.36cm" svg:height="6.59cm">
          <chartooo:coordinate-region svg:x="0.768cm" svg:y="1.469cm" svg:width="14.912cm" svg:height="5.748cm"/>
          <chart:axis chart:dimension="x" chart:name="primary-x" chart:style-name="ch4" chartooo:axis-type="auto">
            <chartooo:date-scale/>
            <chart:title svg:x="6.975cm" svg:y="8.041cm" chart:style-name="ch5">
              <text:p>Nr. of threads</text:p>
            </chart:title>
            <chart:categories table:cell-range-address="Sheet1.A1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:Sheet1.C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1">
                <text:p>1</text:p>
                <draw:g>
                  <svg:desc>Sheet1.C1:Sheet1.C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2350807781075">
                <text:p>2.923508077810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380626223092">
                <text:p>4.33806262230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27797619047619">
                <text:p>5.277976190476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69037294015612">
                <text:p>7.69037294015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